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Numbering_20_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1pt" style:font-size-asian="11pt" style:font-size-complex="11pt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ytor statków</text:p>
      <text:p text:style-name="P2"/>
      <text:p text:style-name="P3">Wersja dokumentu: 1.0</text:p>
      <text:p text:style-name="P3">Autor: Roman ”PlayeRom” Ludwicki</text:p>
      <text:p text:style-name="P3">Kontakt: <text:a xlink:type="simple" xlink:href="mailto:romek21@op.pl"><text:span text:style-name="T1">romek21@op.pl</text:span></text:a></text:p>
      <text:p text:style-name="Standard"/>
      <text:p text:style-name="Standard"/>
      <text:p text:style-name="P4">Spis treści:</text:p>
      <text:list text:style-name="L1">
        <text:list-item>
          <text:p text:style-name="P5"><text:s/>Wstęp</text:p>
        </text:list-item>
        <text:list-item>
          <text:p text:style-name="P5"><text:s/>Interface</text:p>
          <text:list>
            <text:list-item>
              <text:p text:style-name="P5">Dodawanie nowych statków (obiektów)</text:p>
            </text:list-item>
            <text:list-item>
              <text:p text:style-name="P5">Przeglądanie i modyfikacji statków (obiektów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1. Wstęp</text:p>
      <text:p text:style-name="Standard"/>
      <text:p text:style-name="P7"><text:tab/>Ships Editor jest narzędziem stworzonym specjalnie na potrzeby projektu Space Shooter (nazwa robocza). Jego zadaniem jest tworzenie i edycja pliku <text:span text:style-name="T2">ships.dat</text:span> przechowującego wszelkie dane statków kosmicznych jak i innych obiektów występujących w grze. Edytor statków dołączony jest do projektu pod nazwą <text:span text:style-name="T3">SpaceShooter_ShipsEditor</text:span> jako osobna aplikacja konsolowa.</text:p>
      <text:p text:style-name="P7"/>
      <text:p text:style-name="P6">2. Interfejs</text:p>
      <text:p text:style-name="P7"/>
      <text:p text:style-name="P7"><text:tab/>Po uruchomieniu programu wyświetlone zostanie jego menu główne. Jeżeli w trakcie uruchomienia plik <text:span text:style-name="T2">ships.dat</text:span> nie będzie istniał ukaże się informacja o błędzie otwarcia pliku, ale nie musimy się tym przejmować.</text:p>
      <text:p text:style-name="P7">Menu główne edytora składa się z następujących pozycji:</text:p>
      <text:list text:style-name="L2">
        <text:list-item>
          <text:p text:style-name="P8"><text:span text:style-name="T3">[A]dd new object</text:span> – wybierając tę opcję możemy dodać nowy statek (obiekt) do pliku <text:span text:style-name="T2">ships.dat</text:span>.</text:p>
        </text:list-item>
        <text:list-item>
          <text:p text:style-name="P8"><text:span text:style-name="T3">[B]rowse objects</text:span> – wybierając tę opcję będziemy mogli przeglądać istniejące już statki (obiekty), modyfikować je oraz usuwać.</text:p>
        </text:list-item>
        <text:list-item>
          <text:p text:style-name="P8"><text:span text:style-name="T3">[E]xit</text:span> – wybierając tę opcje, kończymy pracę edytora.</text:p>
        </text:list-item>
      </text:list>
      <text:p text:style-name="P7"/>
      <text:p text:style-name="P7">Zawsze, poruszamy się po opcjach menu poprzez naciśnięcie odpowiedniego klawisza oraz potwierdzenie wyboru klawiszem Enter. Znak zwarty w klamrach [] informuje nas jaki klawisz należy wcisnąć aby wywołać odpowiednią opcję.</text:p>
      <text:p text:style-name="P7"/>
      <text:p text:style-name="P9">2.1 Dodawanie nowych statków (obiektów)</text:p>
      <text:p text:style-name="P7"/>
      <text:p text:style-name="P7"><text:tab/>Jeżeli chcemy dodać i zapisać do pliku nowy obiekt należy z menu głównego wybrać opcję <text:span text:style-name="T3">[A]dd new object</text:span>, poprzez naciśnięcie klawisza A i potwierdzenie wyboru klawiszem Enter. Następnie program wypyta nas kolejno o szczegółowe dane dotyczące nowo tworzonego obiektu. W nawiasach ukażą się podpowiedź mówiące jakich dachy oczekuje program, i tak:</text:p>
      <text:list text:style-name="L3">
        <text:list-item>
          <text:p text:style-name="P10"><text:span text:style-name="T3">string</text:span> – program oczekuje podania tekstu, ale bez znaków spacji,</text:p>
        </text:list-item>
        <text:list-item>
          <text:p text:style-name="P10"><text:span text:style-name="T3">float</text:span> – program oczekuje podania liczby rzeczywistej, np. <text:span text:style-name="T3">3.5</text:span>,</text:p>
        </text:list-item>
        <text:list-item>
          <text:p text:style-name="P10"><text:span text:style-name="T3">int</text:span> – program oczekuje podania liczby całkowitej, np. <text:span text:style-name="T3">3</text:span>,</text:p>
        </text:list-item>
        <text:list-item>
          <text:p text:style-name="P10"><text:span text:style-name="T3">(y/n)</text:span> – program oczekuje odpowiedzi typu Tak lub Nie (Yes / No), wciskając odpowiedni klawisz Y lub N.</text:p>
        </text:list-item>
      </text:list>
      <text:p text:style-name="P7"/>
      <text:p text:style-name="P7">Uwaga. Podając nazwę pliku obiektu jak i nazwę pliku tekstury podajemy jedynie samą nazwę bez katalogów i rozszerzenia pliku. Program domyślnie dopisze do nazwy pliku obiektu katalog <text:span text:style-name="T2">objects/</text:span> oraz rozszerzenie <text:span text:style-name="T2">.3DObj</text:span>. Czyli wpisując, np. <text:span text:style-name="T2">enemy01</text:span> uzyskamy: <text:span text:style-name="T2">objects/enemy01.3DObj</text:span>. Tak więc plik ten musi znajdować się w katalogu <text:span text:style-name="T2">objects</text:span> oraz mieć rozszerzenie <text:span text:style-name="T2">3DObj</text:span>. Podobnie jest z nazwą pliku dla tekstury. Podajemy samą nazwę pliku, np. <text:span text:style-name="T2">enemy01</text:span> a program domyślnie utworzy: <text:span text:style-name="T2">textures/enemy01.jeh</text:span> oraz <text:span text:style-name="T2">textures/enemy01bump.jeh</text:span> (o ile podamy, że posiadamy teksturę bump). Oznacza to, że tekstury muszą być umieszczone w katalogu <text:span text:style-name="T2">textures</text:span> oraz muszą mieć rozszerzenie <text:span text:style-name="T2">jeh</text:span>. Za tworzenie formatu plików <text:span text:style-name="T2">jeh</text:span> odpowiedzialna jest aplikacja BMPConverter.</text:p>
      <text:p text:style-name="P7"/>
      <text:p text:style-name="P7"/>
      <text:p text:style-name="P7"/>
      <text:p text:style-name="P7"/>
      <text:p text:style-name="P6">2.2 Przeglądanie <text:s/>i modyfikacja statków (obiektów)</text:p>
      <text:p text:style-name="P7"/>
      <text:p text:style-name="P7"><text:tab/>Aby przejrzeć istniejące już obiekty należy z menu głównego aplikacji wybrać pozycję <text:span text:style-name="T3">[B]rowse objects</text:span>. Zostaną wyświetlone wszelkie informacje dotyczące pierwszego obiektu (o ile jakikolwiek istnieje) oraz menu przeglądarki z następującymi pozycjami:</text:p>
      <text:list text:style-name="L4">
        <text:list-item>
          <text:p text:style-name="P11"><text:span text:style-name="T3">[P]revious object</text:span> – poprzedni obiekt,</text:p>
        </text:list-item>
        <text:list-item>
          <text:p text:style-name="P11"><text:span text:style-name="T3">[N]ext object</text:span> – następny obiekt,</text:p>
        </text:list-item>
        <text:list-item>
          <text:p text:style-name="P11"><text:span text:style-name="T3">[E]dit object</text:span> – modyfikacja wskazanych danych, aktualnie wyświetlanego obiektu,</text:p>
        </text:list-item>
        <text:list-item>
          <text:p text:style-name="P11"><text:span text:style-name="T3">[D]elete object </text:span>– usunięcie aktualnie wyświetlanego obiektu,</text:p>
        </text:list-item>
        <text:list-item>
          <text:p text:style-name="P11"><text:span text:style-name="T3">[M]ove down index</text:span> – przesunięcie obiektu w dół,</text:p>
        </text:list-item>
        <text:list-item>
          <text:p text:style-name="P11"><text:span text:style-name="T3">[B]ack to min menu</text:span> – powrót do menu głównego.</text:p>
        </text:list-item>
      </text:list>
      <text:p text:style-name="P7"/>
      <text:p text:style-name="P7">Tak, więc mamy tutaj możliwość poruszania się po kolejnych obiektach poprzez wywoływanie funkcji <text:span text:style-name="T3">[P]revious object</text:span> oraz <text:span text:style-name="T3">[N]ext object</text:span>. Wybierając opcję <text:span text:style-name="T3">[E]dit object</text:span> <text:s/>możemy, modyfikować poszczególne dane. Program najpierw, kolejno wyświetli aktualną daną oraz zapyta czy chcemy ją zmienić. Jeżeli wskażemy, że tak to program poprosi o podanie nowej wartości. W ten sposób możemy modyfikować tylko wybrane dane a nie tworzyć obiekt od nowa. Wyjątkiem jest modyfikacja danych o emiterach cząsteczek. Jeżeli chcemy zmodyfikować, którąś z danych zawartych w emiterze to przy pytaniu czy chcemy zmienić liczbę emiterów (<text:span text:style-name="T3">Change emitter number?</text:span>), należy wskazać na Yes i podać odpowiednią ich liczbę. Po tym zawsze, nawet gdy podamy tą samą liczbę co była uprzednio, program wypyta nas o wszystkie dane dotyczące emiterów cząsteczek, tak jak przy ich tworzeni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 style:list-style-name="Numbering_20_5"/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  <style:master-page style:name="Footnote" style:page-layout-name="pm2">
      <style:footer>
        <text:list text:style-name="Numbering_20_5">
          <text:list-item>
            <text:p text:style-name="P2"/>
          </text:list-item>
        </text:list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1$Win32 OpenOffice.org_project/680m1$Build-8990</meta:generator>
    <meta:creation-date>2006-12-17T18:56:06</meta:creation-date>
    <dc:creator>Roman Ludwicki</dc:creator>
    <dc:date>2007-06-07T14:02:03</dc:date>
    <dc:language>pl-PL</dc:language>
    <meta:editing-cycles>46</meta:editing-cycles>
    <meta:editing-duration>PT3H1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5" meta:word-count="597" meta:character-count="4206"/>
  </office:meta>
</office:document-meta>
</file>